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cf2" officeooo:paragraph-rsid="001a8cf2"/>
    </style:style>
    <style:style style:name="P2" style:family="paragraph" style:parent-style-name="Standard">
      <style:text-properties fo:font-variant="normal" fo:text-transform="none" fo:color="#444444" style:font-name="Calibri" fo:font-size="10.6999998092651pt" fo:letter-spacing="normal" fo:font-style="normal" fo:font-weight="normal" officeooo:rsid="001a8cf2" officeooo:paragraph-rsid="001a8c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r Bios:</text:p>
      <text:p text:style-name="P1"/>
      <text:p text:style-name="P1">Andrea Frost:</text:p>
      <text:p text:style-name="P2">Andrea Frost is a Graduate Student and TA at Western Washington University pursuing a Master's degree in Computer Science. She is the Director of Leadership Development for the Association for Women in Computing and is an active member of both campus and local community efforts. In addition to school, Andrea volunteers much of her spare time with organizations such as: Creators and Innovators for Girls, Whatcom Hospice, Camp Willie, OurTreeHouse, and even an orphanage in Tibet. She strongly believes in the necessity of getting all children, especially those from underrepresented groups, access to computer science tools, and she is a huge proponent of diversifying the computer science arena. <text:s/>Andrea recently co-founded CodeLily, a company focused on bringing computer science and web development to the people of Bellingham in an open, collaborative environment. <text:s/>Previous degrees and certificates: Bachelor of Arts in German Language, CPR, EMT, Emergency Wildland Firefighter in Alask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6:16:40.581697614</meta:creation-date>
    <dc:date>2015-02-18T16:18:43.503055138</dc:date>
    <meta:editing-duration>P0D</meta:editing-duration>
    <meta:editing-cycles>1</meta:editing-cycles>
    <meta:document-statistic meta:table-count="0" meta:image-count="0" meta:object-count="0" meta:page-count="1" meta:paragraph-count="3" meta:word-count="153" meta:character-count="1022" meta:non-whitespace-character-count="870"/>
    <meta:generator>LibreOffice/4.2.7.2$Linux_X86_64 LibreOffice_project/420m0$Build-2</meta:generator>
  </office:meta>
</office:document-meta>
</file>